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a1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a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46.8" calcext:value-type="float">
            <text:p>146.8</text:p>
          </table:table-cell>
          <table:table-cell office:value-type="string" calcext:value-type="string">
            <text:p>h</text:p>
          </table:table-cell>
          <table:table-cell office:value-type="float" office:value="1.57" calcext:value-type="float">
            <text:p>1.5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1">
          <table:table-cell table:formula="of:=([.B$1]+[.B$2])*((([.C5]^2-[.F$1]^2)*([.D$1]^2-[.F$1]^2))/([.C5]^2*([.C5]^2+[.D$1]^2-[.F$1]^2))+LN([.C5]^2/([.C5]^2+[.D$1]^2-[.F$1]^2))+LN([.D$1]^2/[.F$1]^2)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$1]+[.B5]" office:value-type="float" office:value="20" calcext:value-type="float">
            <text:p>20</text:p>
          </table:table-cell>
          <table:table-cell table:number-columns-repeated="3"/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$1]+[.B$2])*((([.C6]^2-[.F$1]^2)*([.D$1]^2-[.F$1]^2))/([.C6]^2*([.C6]^2+[.D$1]^2-[.F$1]^2))+LN([.C6]^2/([.C6]^2+[.D$1]^2-[.F$1]^2))+LN([.D$1]^2/[.F$1]^2))" office:value-type="float" office:value="13.5108307059462" calcext:value-type="float">
            <text:p>13.5108307059</text:p>
          </table:table-cell>
          <table:table-cell table:formula="of:=[.B5]+0.25" office:value-type="float" office:value="0.25" calcext:value-type="float">
            <text:p>0.25</text:p>
          </table:table-cell>
          <table:table-cell table:formula="of:=[.F$1]+[.B6]" office:value-type="float" office:value="20.25" calcext:value-type="float">
            <text:p>20.25</text:p>
          </table:table-cell>
          <table:table-cell table:number-columns-repeated="3"/>
          <table:table-cell table:formula="of:=[.G5]+0.25" office:value-type="float" office:value="0.25" calcext:value-type="float">
            <text:p>0.25</text:p>
          </table:table-cell>
          <table:table-cell office:value-type="float" office:value="13.5108307059462" calcext:value-type="float">
            <text:p>13.5108307059</text:p>
          </table:table-cell>
        </table:table-row>
        <table:table-row table:style-name="ro1">
          <table:table-cell table:formula="of:=([.B$1]+[.B$2])*((([.C7]^2-[.F$1]^2)*([.D$1]^2-[.F$1]^2))/([.C7]^2*([.C7]^2+[.D$1]^2-[.F$1]^2))+LN([.C7]^2/([.C7]^2+[.D$1]^2-[.F$1]^2))+LN([.D$1]^2/[.F$1]^2))" office:value-type="float" office:value="26.2776271439271" calcext:value-type="float">
            <text:p>26.2776271439</text:p>
          </table:table-cell>
          <table:table-cell table:formula="of:=[.B6]+0.25" office:value-type="float" office:value="0.5" calcext:value-type="float">
            <text:p>0.5</text:p>
          </table:table-cell>
          <table:table-cell table:formula="of:=[.F$1]+[.B7]" office:value-type="float" office:value="20.5" calcext:value-type="float">
            <text:p>20.5</text:p>
          </table:table-cell>
          <table:table-cell table:number-columns-repeated="3"/>
          <table:table-cell table:formula="of:=[.G6]+0.25" office:value-type="float" office:value="0.5" calcext:value-type="float">
            <text:p>0.5</text:p>
          </table:table-cell>
          <table:table-cell office:value-type="float" office:value="26.2776271439271" calcext:value-type="float">
            <text:p>26.2776271439</text:p>
          </table:table-cell>
        </table:table-row>
        <table:table-row table:style-name="ro1">
          <table:table-cell table:formula="of:=([.B$1]+[.B$2])*((([.C8]^2-[.F$1]^2)*([.D$1]^2-[.F$1]^2))/([.C8]^2*([.C8]^2+[.D$1]^2-[.F$1]^2))+LN([.C8]^2/([.C8]^2+[.D$1]^2-[.F$1]^2))+LN([.D$1]^2/[.F$1]^2))" office:value-type="float" office:value="38.3484597687023" calcext:value-type="float">
            <text:p>38.3484597687</text:p>
          </table:table-cell>
          <table:table-cell table:formula="of:=[.B7]+0.25" office:value-type="float" office:value="0.75" calcext:value-type="float">
            <text:p>0.75</text:p>
          </table:table-cell>
          <table:table-cell table:formula="of:=[.F$1]+[.B8]" office:value-type="float" office:value="20.75" calcext:value-type="float">
            <text:p>20.75</text:p>
          </table:table-cell>
          <table:table-cell table:number-columns-repeated="3"/>
          <table:table-cell table:formula="of:=[.G7]+0.25" office:value-type="float" office:value="0.75" calcext:value-type="float">
            <text:p>0.75</text:p>
          </table:table-cell>
          <table:table-cell office:value-type="float" office:value="38.3484597687023" calcext:value-type="float">
            <text:p>38.3484597687</text:p>
          </table:table-cell>
        </table:table-row>
        <table:table-row table:style-name="ro1">
          <table:table-cell table:formula="of:=([.B$1]+[.B$2])*((([.C9]^2-[.F$1]^2)*([.D$1]^2-[.F$1]^2))/([.C9]^2*([.C9]^2+[.D$1]^2-[.F$1]^2))+LN([.C9]^2/([.C9]^2+[.D$1]^2-[.F$1]^2))+LN([.D$1]^2/[.F$1]^2))" office:value-type="float" office:value="49.7678530969655" calcext:value-type="float">
            <text:p>49.767853097</text:p>
          </table:table-cell>
          <table:table-cell table:formula="of:=[.B8]+0.25" office:value-type="float" office:value="1" calcext:value-type="float">
            <text:p>1</text:p>
          </table:table-cell>
          <table:table-cell table:formula="of:=[.F$1]+[.B9]" office:value-type="float" office:value="21" calcext:value-type="float">
            <text:p>21</text:p>
          </table:table-cell>
          <table:table-cell table:number-columns-repeated="3"/>
          <table:table-cell table:formula="of:=[.G8]+0.25" office:value-type="float" office:value="1" calcext:value-type="float">
            <text:p>1</text:p>
          </table:table-cell>
          <table:table-cell office:value-type="float" office:value="49.7678530969655" calcext:value-type="float">
            <text:p>49.767853097</text:p>
          </table:table-cell>
        </table:table-row>
        <table:table-row table:style-name="ro1">
          <table:table-cell table:formula="of:=([.B$1]+[.B$2])*((([.C10]^2-[.F$1]^2)*([.D$1]^2-[.F$1]^2))/([.C10]^2*([.C10]^2+[.D$1]^2-[.F$1]^2))+LN([.C10]^2/([.C10]^2+[.D$1]^2-[.F$1]^2))+LN([.D$1]^2/[.F$1]^2))" office:value-type="float" office:value="60.5770785513188" calcext:value-type="float">
            <text:p>60.5770785513</text:p>
          </table:table-cell>
          <table:table-cell table:formula="of:=[.B9]+0.25" office:value-type="float" office:value="1.25" calcext:value-type="float">
            <text:p>1.25</text:p>
          </table:table-cell>
          <table:table-cell table:formula="of:=[.F$1]+[.B10]" office:value-type="float" office:value="21.25" calcext:value-type="float">
            <text:p>21.25</text:p>
          </table:table-cell>
          <table:table-cell table:number-columns-repeated="3"/>
          <table:table-cell table:formula="of:=[.G9]+0.25" office:value-type="float" office:value="1.25" calcext:value-type="float">
            <text:p>1.25</text:p>
          </table:table-cell>
          <table:table-cell office:value-type="float" office:value="60.5770785513188" calcext:value-type="float">
            <text:p>60.5770785513</text:p>
          </table:table-cell>
        </table:table-row>
        <table:table-row table:style-name="ro1">
          <table:table-cell table:formula="of:=([.B$1]+[.B$2])*((([.C11]^2-[.F$1]^2)*([.D$1]^2-[.F$1]^2))/([.C11]^2*([.C11]^2+[.D$1]^2-[.F$1]^2))+LN([.C11]^2/([.C11]^2+[.D$1]^2-[.F$1]^2))+LN([.D$1]^2/[.F$1]^2))" office:value-type="float" office:value="70.8144206222674" calcext:value-type="float">
            <text:p>70.8144206223</text:p>
          </table:table-cell>
          <table:table-cell table:formula="of:=[.B10]+0.25" office:value-type="float" office:value="1.5" calcext:value-type="float">
            <text:p>1.5</text:p>
          </table:table-cell>
          <table:table-cell table:formula="of:=[.F$1]+[.B11]" office:value-type="float" office:value="21.5" calcext:value-type="float">
            <text:p>21.5</text:p>
          </table:table-cell>
          <table:table-cell table:number-columns-repeated="3"/>
          <table:table-cell table:formula="of:=[.G10]+0.25" office:value-type="float" office:value="1.5" calcext:value-type="float">
            <text:p>1.5</text:p>
          </table:table-cell>
          <table:table-cell office:value-type="float" office:value="70.8144206222674" calcext:value-type="float">
            <text:p>70.8144206223</text:p>
          </table:table-cell>
        </table:table-row>
        <table:table-row table:style-name="ro1">
          <table:table-cell table:formula="of:=([.B$1]+[.B$2])*((([.C12]^2-[.F$1]^2)*([.D$1]^2-[.F$1]^2))/([.C12]^2*([.C12]^2+[.D$1]^2-[.F$1]^2))+LN([.C12]^2/([.C12]^2+[.D$1]^2-[.F$1]^2))+LN([.D$1]^2/[.F$1]^2))" office:value-type="float" office:value="80.5154190002853" calcext:value-type="float">
            <text:p>80.5154190003</text:p>
          </table:table-cell>
          <table:table-cell table:formula="of:=[.B11]+0.25" office:value-type="float" office:value="1.75" calcext:value-type="float">
            <text:p>1.75</text:p>
          </table:table-cell>
          <table:table-cell table:formula="of:=[.F$1]+[.B12]" office:value-type="float" office:value="21.75" calcext:value-type="float">
            <text:p>21.75</text:p>
          </table:table-cell>
          <table:table-cell table:number-columns-repeated="3"/>
          <table:table-cell table:formula="of:=[.G11]+0.25" office:value-type="float" office:value="1.75" calcext:value-type="float">
            <text:p>1.75</text:p>
          </table:table-cell>
          <table:table-cell office:value-type="float" office:value="80.5154190002853" calcext:value-type="float">
            <text:p>80.5154190003</text:p>
          </table:table-cell>
        </table:table-row>
        <table:table-row table:style-name="ro1">
          <table:table-cell table:formula="of:=([.B$1]+[.B$2])*((([.C13]^2-[.F$1]^2)*([.D$1]^2-[.F$1]^2))/([.C13]^2*([.C13]^2+[.D$1]^2-[.F$1]^2))+LN([.C13]^2/([.C13]^2+[.D$1]^2-[.F$1]^2))+LN([.D$1]^2/[.F$1]^2))" office:value-type="float" office:value="89.7130890449605" calcext:value-type="float">
            <text:p>89.713089045</text:p>
          </table:table-cell>
          <table:table-cell table:formula="of:=[.B12]+0.25" office:value-type="float" office:value="2" calcext:value-type="float">
            <text:p>2</text:p>
          </table:table-cell>
          <table:table-cell table:formula="of:=[.F$1]+[.B13]" office:value-type="float" office:value="22" calcext:value-type="float">
            <text:p>22</text:p>
          </table:table-cell>
          <table:table-cell table:number-columns-repeated="3"/>
          <table:table-cell table:formula="of:=[.G12]+0.25" office:value-type="float" office:value="2" calcext:value-type="float">
            <text:p>2</text:p>
          </table:table-cell>
          <table:table-cell office:value-type="float" office:value="89.7130890449605" calcext:value-type="float">
            <text:p>89.713089045</text:p>
          </table:table-cell>
        </table:table-row>
        <table:table-row table:style-name="ro1">
          <table:table-cell table:formula="of:=([.B$1]+[.B$2])*((([.C14]^2-[.F$1]^2)*([.D$1]^2-[.F$1]^2))/([.C14]^2*([.C14]^2+[.D$1]^2-[.F$1]^2))+LN([.C14]^2/([.C14]^2+[.D$1]^2-[.F$1]^2))+LN([.D$1]^2/[.F$1]^2))" office:value-type="float" office:value="98.4381227060903" calcext:value-type="float">
            <text:p>98.4381227061</text:p>
          </table:table-cell>
          <table:table-cell table:formula="of:=[.B13]+0.25" office:value-type="float" office:value="2.25" calcext:value-type="float">
            <text:p>2.25</text:p>
          </table:table-cell>
          <table:table-cell table:formula="of:=[.F$1]+[.B14]" office:value-type="float" office:value="22.25" calcext:value-type="float">
            <text:p>22.25</text:p>
          </table:table-cell>
          <table:table-cell table:number-columns-repeated="3"/>
          <table:table-cell table:formula="of:=[.G13]+0.25" office:value-type="float" office:value="2.25" calcext:value-type="float">
            <text:p>2.25</text:p>
          </table:table-cell>
          <table:table-cell office:value-type="float" office:value="98.4381227060903" calcext:value-type="float">
            <text:p>98.4381227061</text:p>
          </table:table-cell>
        </table:table-row>
        <table:table-row table:style-name="ro1">
          <table:table-cell table:formula="of:=([.B$1]+[.B$2])*((([.C15]^2-[.F$1]^2)*([.D$1]^2-[.F$1]^2))/([.C15]^2*([.C15]^2+[.D$1]^2-[.F$1]^2))+LN([.C15]^2/([.C15]^2+[.D$1]^2-[.F$1]^2))+LN([.D$1]^2/[.F$1]^2))" office:value-type="float" office:value="106.719071788283" calcext:value-type="float">
            <text:p>106.7190717883</text:p>
          </table:table-cell>
          <table:table-cell table:formula="of:=[.B14]+0.25" office:value-type="float" office:value="2.5" calcext:value-type="float">
            <text:p>2.5</text:p>
          </table:table-cell>
          <table:table-cell table:formula="of:=[.F$1]+[.B15]" office:value-type="float" office:value="22.5" calcext:value-type="float">
            <text:p>22.5</text:p>
          </table:table-cell>
          <table:table-cell table:number-columns-repeated="3"/>
          <table:table-cell table:formula="of:=[.G14]+0.25" office:value-type="float" office:value="2.5" calcext:value-type="float">
            <text:p>2.5</text:p>
          </table:table-cell>
          <table:table-cell office:value-type="float" office:value="106.719071788283" calcext:value-type="float">
            <text:p>106.7190717883</text:p>
          </table:table-cell>
        </table:table-row>
        <table:table-row table:style-name="ro1">
          <table:table-cell table:formula="of:=([.B$1]+[.B$2])*((([.C16]^2-[.F$1]^2)*([.D$1]^2-[.F$1]^2))/([.C16]^2*([.C16]^2+[.D$1]^2-[.F$1]^2))+LN([.C16]^2/([.C16]^2+[.D$1]^2-[.F$1]^2))+LN([.D$1]^2/[.F$1]^2))" office:value-type="float" office:value="114.582515252662" calcext:value-type="float">
            <text:p>114.5825152527</text:p>
          </table:table-cell>
          <table:table-cell table:formula="of:=[.B15]+0.25" office:value-type="float" office:value="2.75" calcext:value-type="float">
            <text:p>2.75</text:p>
          </table:table-cell>
          <table:table-cell table:formula="of:=[.F$1]+[.B16]" office:value-type="float" office:value="22.75" calcext:value-type="float">
            <text:p>22.75</text:p>
          </table:table-cell>
          <table:table-cell table:number-columns-repeated="3"/>
          <table:table-cell table:formula="of:=[.G15]+0.25" office:value-type="float" office:value="2.75" calcext:value-type="float">
            <text:p>2.75</text:p>
          </table:table-cell>
          <table:table-cell office:value-type="float" office:value="114.582515252662" calcext:value-type="float">
            <text:p>114.5825152527</text:p>
          </table:table-cell>
        </table:table-row>
        <table:table-row table:style-name="ro1">
          <table:table-cell table:formula="of:=([.B$1]+[.B$2])*((([.C17]^2-[.F$1]^2)*([.D$1]^2-[.F$1]^2))/([.C17]^2*([.C17]^2+[.D$1]^2-[.F$1]^2))+LN([.C17]^2/([.C17]^2+[.D$1]^2-[.F$1]^2))+LN([.D$1]^2/[.F$1]^2))" office:value-type="float" office:value="122.053212073532" calcext:value-type="float">
            <text:p>122.0532120735</text:p>
          </table:table-cell>
          <table:table-cell table:formula="of:=[.B16]+0.25" office:value-type="float" office:value="3" calcext:value-type="float">
            <text:p>3</text:p>
          </table:table-cell>
          <table:table-cell table:formula="of:=[.F$1]+[.B17]" office:value-type="float" office:value="23" calcext:value-type="float">
            <text:p>23</text:p>
          </table:table-cell>
          <table:table-cell table:number-columns-repeated="3"/>
          <table:table-cell table:formula="of:=[.G16]+0.25" office:value-type="float" office:value="3" calcext:value-type="float">
            <text:p>3</text:p>
          </table:table-cell>
          <table:table-cell office:value-type="float" office:value="122.053212073532" calcext:value-type="float">
            <text:p>122.0532120735</text:p>
          </table:table-cell>
        </table:table-row>
        <table:table-row table:style-name="ro1">
          <table:table-cell table:formula="of:=([.B$1]+[.B$2])*((([.C18]^2-[.F$1]^2)*([.D$1]^2-[.F$1]^2))/([.C18]^2*([.C18]^2+[.D$1]^2-[.F$1]^2))+LN([.C18]^2/([.C18]^2+[.D$1]^2-[.F$1]^2))+LN([.D$1]^2/[.F$1]^2))" office:value-type="float" office:value="129.154241011734" calcext:value-type="float">
            <text:p>129.1542410117</text:p>
          </table:table-cell>
          <table:table-cell table:formula="of:=[.B17]+0.25" office:value-type="float" office:value="3.25" calcext:value-type="float">
            <text:p>3.25</text:p>
          </table:table-cell>
          <table:table-cell table:formula="of:=[.F$1]+[.B18]" office:value-type="float" office:value="23.25" calcext:value-type="float">
            <text:p>23.25</text:p>
          </table:table-cell>
          <table:table-cell table:number-columns-repeated="3"/>
          <table:table-cell table:formula="of:=[.G17]+0.25" office:value-type="float" office:value="3.25" calcext:value-type="float">
            <text:p>3.25</text:p>
          </table:table-cell>
          <table:table-cell office:value-type="float" office:value="129.154241011734" calcext:value-type="float">
            <text:p>129.1542410117</text:p>
          </table:table-cell>
        </table:table-row>
        <table:table-row table:style-name="ro1">
          <table:table-cell table:formula="of:=([.B$1]+[.B$2])*((([.C19]^2-[.F$1]^2)*([.D$1]^2-[.F$1]^2))/([.C19]^2*([.C19]^2+[.D$1]^2-[.F$1]^2))+LN([.C19]^2/([.C19]^2+[.D$1]^2-[.F$1]^2))+LN([.D$1]^2/[.F$1]^2))" office:value-type="float" office:value="135.907128527529" calcext:value-type="float">
            <text:p>135.9071285275</text:p>
          </table:table-cell>
          <table:table-cell table:formula="of:=[.B18]+0.25" office:value-type="float" office:value="3.5" calcext:value-type="float">
            <text:p>3.5</text:p>
          </table:table-cell>
          <table:table-cell table:formula="of:=[.F$1]+[.B19]" office:value-type="float" office:value="23.5" calcext:value-type="float">
            <text:p>23.5</text:p>
          </table:table-cell>
          <table:table-cell table:number-columns-repeated="3"/>
          <table:table-cell table:formula="of:=[.G18]+0.25" office:value-type="float" office:value="3.5" calcext:value-type="float">
            <text:p>3.5</text:p>
          </table:table-cell>
          <table:table-cell office:value-type="float" office:value="135.907128527529" calcext:value-type="float">
            <text:p>135.9071285275</text:p>
          </table:table-cell>
        </table:table-row>
        <table:table-row table:style-name="ro1">
          <table:table-cell table:formula="of:=([.B$1]+[.B$2])*((([.C20]^2-[.F$1]^2)*([.D$1]^2-[.F$1]^2))/([.C20]^2*([.C20]^2+[.D$1]^2-[.F$1]^2))+LN([.C20]^2/([.C20]^2+[.D$1]^2-[.F$1]^2))+LN([.D$1]^2/[.F$1]^2))" office:value-type="float" office:value="142.331965932161" calcext:value-type="float">
            <text:p>142.3319659322</text:p>
          </table:table-cell>
          <table:table-cell table:formula="of:=[.B19]+0.25" office:value-type="float" office:value="3.75" calcext:value-type="float">
            <text:p>3.75</text:p>
          </table:table-cell>
          <table:table-cell table:formula="of:=[.F$1]+[.B20]" office:value-type="float" office:value="23.75" calcext:value-type="float">
            <text:p>23.75</text:p>
          </table:table-cell>
          <table:table-cell table:number-columns-repeated="3"/>
          <table:table-cell table:formula="of:=[.G19]+0.25" office:value-type="float" office:value="3.75" calcext:value-type="float">
            <text:p>3.75</text:p>
          </table:table-cell>
          <table:table-cell office:value-type="float" office:value="142.331965932161" calcext:value-type="float">
            <text:p>142.3319659322</text:p>
          </table:table-cell>
        </table:table-row>
        <table:table-row table:style-name="ro1">
          <table:table-cell table:formula="of:=([.B$1]+[.B$2])*((([.C21]^2-[.F$1]^2)*([.D$1]^2-[.F$1]^2))/([.C21]^2*([.C21]^2+[.D$1]^2-[.F$1]^2))+LN([.C21]^2/([.C21]^2+[.D$1]^2-[.F$1]^2))+LN([.D$1]^2/[.F$1]^2))" office:value-type="float" office:value="148.447516767041" calcext:value-type="float">
            <text:p>148.447516767</text:p>
          </table:table-cell>
          <table:table-cell table:formula="of:=[.B20]+0.25" office:value-type="float" office:value="4" calcext:value-type="float">
            <text:p>4</text:p>
          </table:table-cell>
          <table:table-cell table:formula="of:=[.F$1]+[.B21]" office:value-type="float" office:value="24" calcext:value-type="float">
            <text:p>24</text:p>
          </table:table-cell>
          <table:table-cell table:number-columns-repeated="3"/>
          <table:table-cell table:formula="of:=[.G20]+0.25" office:value-type="float" office:value="4" calcext:value-type="float">
            <text:p>4</text:p>
          </table:table-cell>
          <table:table-cell office:value-type="float" office:value="148.447516767041" calcext:value-type="float">
            <text:p>148.447516767</text:p>
          </table:table-cell>
        </table:table-row>
        <table:table-row table:style-name="ro1">
          <table:table-cell table:formula="of:=([.B$1]+[.B$2])*((([.C22]^2-[.F$1]^2)*([.D$1]^2-[.F$1]^2))/([.C22]^2*([.C22]^2+[.D$1]^2-[.F$1]^2))+LN([.C22]^2/([.C22]^2+[.D$1]^2-[.F$1]^2))+LN([.D$1]^2/[.F$1]^2))" office:value-type="float" office:value="154.271315301108" calcext:value-type="float">
            <text:p>154.2713153011</text:p>
          </table:table-cell>
          <table:table-cell table:formula="of:=[.B21]+0.25" office:value-type="float" office:value="4.25" calcext:value-type="float">
            <text:p>4.25</text:p>
          </table:table-cell>
          <table:table-cell table:formula="of:=[.F$1]+[.B22]" office:value-type="float" office:value="24.25" calcext:value-type="float">
            <text:p>24.25</text:p>
          </table:table-cell>
          <table:table-cell table:number-columns-repeated="3"/>
          <table:table-cell table:formula="of:=[.G21]+0.25" office:value-type="float" office:value="4.25" calcext:value-type="float">
            <text:p>4.25</text:p>
          </table:table-cell>
          <table:table-cell office:value-type="float" office:value="154.271315301108" calcext:value-type="float">
            <text:p>154.2713153011</text:p>
          </table:table-cell>
        </table:table-row>
        <table:table-row table:style-name="ro1">
          <table:table-cell table:formula="of:=([.B$1]+[.B$2])*((([.C23]^2-[.F$1]^2)*([.D$1]^2-[.F$1]^2))/([.C23]^2*([.C23]^2+[.D$1]^2-[.F$1]^2))+LN([.C23]^2/([.C23]^2+[.D$1]^2-[.F$1]^2))+LN([.D$1]^2/[.F$1]^2))" office:value-type="float" office:value="159.819756949091" calcext:value-type="float">
            <text:p>159.8197569491</text:p>
          </table:table-cell>
          <table:table-cell table:formula="of:=[.B22]+0.25" office:value-type="float" office:value="4.5" calcext:value-type="float">
            <text:p>4.5</text:p>
          </table:table-cell>
          <table:table-cell table:formula="of:=[.F$1]+[.B23]" office:value-type="float" office:value="24.5" calcext:value-type="float">
            <text:p>24.5</text:p>
          </table:table-cell>
          <table:table-cell table:number-columns-repeated="3"/>
          <table:table-cell table:formula="of:=[.G22]+0.25" office:value-type="float" office:value="4.5" calcext:value-type="float">
            <text:p>4.5</text:p>
          </table:table-cell>
          <table:table-cell office:value-type="float" office:value="159.819756949091" calcext:value-type="float">
            <text:p>159.8197569491</text:p>
          </table:table-cell>
        </table:table-row>
        <table:table-row table:style-name="ro1">
          <table:table-cell table:formula="of:=([.B$1]+[.B$2])*((([.C24]^2-[.F$1]^2)*([.D$1]^2-[.F$1]^2))/([.C24]^2*([.C24]^2+[.D$1]^2-[.F$1]^2))+LN([.C24]^2/([.C24]^2+[.D$1]^2-[.F$1]^2))+LN([.D$1]^2/[.F$1]^2))" office:value-type="float" office:value="165.108181334857" calcext:value-type="float">
            <text:p>165.1081813349</text:p>
          </table:table-cell>
          <table:table-cell table:formula="of:=[.B23]+0.25" office:value-type="float" office:value="4.75" calcext:value-type="float">
            <text:p>4.75</text:p>
          </table:table-cell>
          <table:table-cell table:formula="of:=[.F$1]+[.B24]" office:value-type="float" office:value="24.75" calcext:value-type="float">
            <text:p>24.75</text:p>
          </table:table-cell>
          <table:table-cell table:number-columns-repeated="3"/>
          <table:table-cell table:formula="of:=[.G23]+0.25" office:value-type="float" office:value="4.75" calcext:value-type="float">
            <text:p>4.75</text:p>
          </table:table-cell>
          <table:table-cell office:value-type="float" office:value="165.108181334857" calcext:value-type="float">
            <text:p>165.1081813349</text:p>
          </table:table-cell>
        </table:table-row>
        <table:table-row table:style-name="ro1">
          <table:table-cell table:formula="of:=([.B$1]+[.B$2])*((([.C25]^2-[.F$1]^2)*([.D$1]^2-[.F$1]^2))/([.C25]^2*([.C25]^2+[.D$1]^2-[.F$1]^2))+LN([.C25]^2/([.C25]^2+[.D$1]^2-[.F$1]^2))+LN([.D$1]^2/[.F$1]^2))" office:value-type="float" office:value="170.150948653729" calcext:value-type="float">
            <text:p>170.1509486537</text:p>
          </table:table-cell>
          <table:table-cell table:formula="of:=[.B24]+0.25" office:value-type="float" office:value="5" calcext:value-type="float">
            <text:p>5</text:p>
          </table:table-cell>
          <table:table-cell table:formula="of:=[.F$1]+[.B25]" office:value-type="float" office:value="25" calcext:value-type="float">
            <text:p>25</text:p>
          </table:table-cell>
          <table:table-cell table:number-columns-repeated="3"/>
          <table:table-cell table:formula="of:=[.G24]+0.25" office:value-type="float" office:value="5" calcext:value-type="float">
            <text:p>5</text:p>
          </table:table-cell>
          <table:table-cell office:value-type="float" office:value="170.150948653729" calcext:value-type="float">
            <text:p>170.1509486537</text:p>
          </table:table-cell>
        </table:table-row>
        <table:table-row table:style-name="ro1">
          <table:table-cell table:formula="of:=([.B$1]+[.B$2])*((([.C26]^2-[.F$1]^2)*([.D$1]^2-[.F$1]^2))/([.C26]^2*([.C26]^2+[.D$1]^2-[.F$1]^2))+LN([.C26]^2/([.C26]^2+[.D$1]^2-[.F$1]^2))+LN([.D$1]^2/[.F$1]^2))" office:value-type="float" office:value="174.961509924745" calcext:value-type="float">
            <text:p>174.9615099247</text:p>
          </table:table-cell>
          <table:table-cell table:formula="of:=[.B25]+0.25" office:value-type="float" office:value="5.25" calcext:value-type="float">
            <text:p>5.25</text:p>
          </table:table-cell>
          <table:table-cell table:formula="of:=[.F$1]+[.B26]" office:value-type="float" office:value="25.25" calcext:value-type="float">
            <text:p>25.25</text:p>
          </table:table-cell>
          <table:table-cell table:number-columns-repeated="3"/>
          <table:table-cell table:formula="of:=[.G25]+0.25" office:value-type="float" office:value="5.25" calcext:value-type="float">
            <text:p>5.25</text:p>
          </table:table-cell>
          <table:table-cell office:value-type="float" office:value="174.961509924745" calcext:value-type="float">
            <text:p>174.9615099247</text:p>
          </table:table-cell>
        </table:table-row>
        <table:table-row table:style-name="ro1">
          <table:table-cell table:formula="of:=([.B$1]+[.B$2])*((([.C27]^2-[.F$1]^2)*([.D$1]^2-[.F$1]^2))/([.C27]^2*([.C27]^2+[.D$1]^2-[.F$1]^2))+LN([.C27]^2/([.C27]^2+[.D$1]^2-[.F$1]^2))+LN([.D$1]^2/[.F$1]^2))" office:value-type="float" office:value="179.552471667345" calcext:value-type="float">
            <text:p>179.5524716673</text:p>
          </table:table-cell>
          <table:table-cell table:formula="of:=[.B26]+0.25" office:value-type="float" office:value="5.5" calcext:value-type="float">
            <text:p>5.5</text:p>
          </table:table-cell>
          <table:table-cell table:formula="of:=[.F$1]+[.B27]" office:value-type="float" office:value="25.5" calcext:value-type="float">
            <text:p>25.5</text:p>
          </table:table-cell>
          <table:table-cell table:number-columns-repeated="3"/>
          <table:table-cell table:formula="of:=[.G26]+0.25" office:value-type="float" office:value="5.5" calcext:value-type="float">
            <text:p>5.5</text:p>
          </table:table-cell>
          <table:table-cell office:value-type="float" office:value="179.552471667345" calcext:value-type="float">
            <text:p>179.5524716673</text:p>
          </table:table-cell>
        </table:table-row>
        <table:table-row table:style-name="ro1">
          <table:table-cell table:formula="of:=([.B$1]+[.B$2])*((([.C28]^2-[.F$1]^2)*([.D$1]^2-[.F$1]^2))/([.C28]^2*([.C28]^2+[.D$1]^2-[.F$1]^2))+LN([.C28]^2/([.C28]^2+[.D$1]^2-[.F$1]^2))+LN([.D$1]^2/[.F$1]^2))" office:value-type="float" office:value="183.935655486371" calcext:value-type="float">
            <text:p>183.9356554864</text:p>
          </table:table-cell>
          <table:table-cell table:formula="of:=[.B27]+0.25" office:value-type="float" office:value="5.75" calcext:value-type="float">
            <text:p>5.75</text:p>
          </table:table-cell>
          <table:table-cell table:formula="of:=[.F$1]+[.B28]" office:value-type="float" office:value="25.75" calcext:value-type="float">
            <text:p>25.75</text:p>
          </table:table-cell>
          <table:table-cell table:number-columns-repeated="3"/>
          <table:table-cell table:formula="of:=[.G27]+0.25" office:value-type="float" office:value="5.75" calcext:value-type="float">
            <text:p>5.75</text:p>
          </table:table-cell>
          <table:table-cell office:value-type="float" office:value="183.935655486371" calcext:value-type="float">
            <text:p>183.9356554864</text:p>
          </table:table-cell>
        </table:table-row>
        <table:table-row table:style-name="ro1">
          <table:table-cell table:formula="of:=([.B$1]+[.B$2])*((([.C29]^2-[.F$1]^2)*([.D$1]^2-[.F$1]^2))/([.C29]^2*([.C29]^2+[.D$1]^2-[.F$1]^2))+LN([.C29]^2/([.C29]^2+[.D$1]^2-[.F$1]^2))+LN([.D$1]^2/[.F$1]^2))" office:value-type="float" office:value="188.122153003749" calcext:value-type="float">
            <text:p>188.1221530038</text:p>
          </table:table-cell>
          <table:table-cell table:formula="of:=[.B28]+0.25" office:value-type="float" office:value="6" calcext:value-type="float">
            <text:p>6</text:p>
          </table:table-cell>
          <table:table-cell table:formula="of:=[.F$1]+[.B29]" office:value-type="float" office:value="26" calcext:value-type="float">
            <text:p>26</text:p>
          </table:table-cell>
          <table:table-cell table:number-columns-repeated="3"/>
          <table:table-cell table:formula="of:=[.G28]+0.25" office:value-type="float" office:value="6" calcext:value-type="float">
            <text:p>6</text:p>
          </table:table-cell>
          <table:table-cell office:value-type="float" office:value="188.122153003749" calcext:value-type="float">
            <text:p>188.1221530038</text:p>
          </table:table-cell>
        </table:table-row>
        <table:table-row table:style-name="ro1">
          <table:table-cell table:formula="of:=([.B$1]+[.B$2])*((([.C30]^2-[.F$1]^2)*([.D$1]^2-[.F$1]^2))/([.C30]^2*([.C30]^2+[.D$1]^2-[.F$1]^2))+LN([.C30]^2/([.C30]^2+[.D$1]^2-[.F$1]^2))+LN([.D$1]^2/[.F$1]^2))" office:value-type="float" office:value="192.122376534337" calcext:value-type="float">
            <text:p>192.1223765343</text:p>
          </table:table-cell>
          <table:table-cell table:formula="of:=[.B29]+0.25" office:value-type="float" office:value="6.25" calcext:value-type="float">
            <text:p>6.25</text:p>
          </table:table-cell>
          <table:table-cell table:formula="of:=[.F$1]+[.B30]" office:value-type="float" office:value="26.25" calcext:value-type="float">
            <text:p>26.25</text:p>
          </table:table-cell>
          <table:table-cell table:number-columns-repeated="3"/>
          <table:table-cell table:formula="of:=[.G29]+0.25" office:value-type="float" office:value="6.25" calcext:value-type="float">
            <text:p>6.25</text:p>
          </table:table-cell>
          <table:table-cell office:value-type="float" office:value="192.122376534337" calcext:value-type="float">
            <text:p>192.1223765343</text:p>
          </table:table-cell>
        </table:table-row>
        <table:table-row table:style-name="ro1">
          <table:table-cell table:formula="of:=([.B$1]+[.B$2])*((([.C31]^2-[.F$1]^2)*([.D$1]^2-[.F$1]^2))/([.C31]^2*([.C31]^2+[.D$1]^2-[.F$1]^2))+LN([.C31]^2/([.C31]^2+[.D$1]^2-[.F$1]^2))+LN([.D$1]^2/[.F$1]^2))" office:value-type="float" office:value="195.946105866655" calcext:value-type="float">
            <text:p>195.9461058667</text:p>
          </table:table-cell>
          <table:table-cell table:formula="of:=[.B30]+0.25" office:value-type="float" office:value="6.5" calcext:value-type="float">
            <text:p>6.5</text:p>
          </table:table-cell>
          <table:table-cell table:formula="of:=[.F$1]+[.B31]" office:value-type="float" office:value="26.5" calcext:value-type="float">
            <text:p>26.5</text:p>
          </table:table-cell>
          <table:table-cell table:number-columns-repeated="3"/>
          <table:table-cell table:formula="of:=[.G30]+0.25" office:value-type="float" office:value="6.5" calcext:value-type="float">
            <text:p>6.5</text:p>
          </table:table-cell>
          <table:table-cell office:value-type="float" office:value="195.946105866655" calcext:value-type="float">
            <text:p>195.9461058667</text:p>
          </table:table-cell>
        </table:table-row>
        <table:table-row table:style-name="ro1">
          <table:table-cell table:formula="of:=([.B$1]+[.B$2])*((([.C32]^2-[.F$1]^2)*([.D$1]^2-[.F$1]^2))/([.C32]^2*([.C32]^2+[.D$1]^2-[.F$1]^2))+LN([.C32]^2/([.C32]^2+[.D$1]^2-[.F$1]^2))+LN([.D$1]^2/[.F$1]^2))" office:value-type="float" office:value="199.602531476059" calcext:value-type="float">
            <text:p>199.6025314761</text:p>
          </table:table-cell>
          <table:table-cell table:formula="of:=[.B31]+0.25" office:value-type="float" office:value="6.75" calcext:value-type="float">
            <text:p>6.75</text:p>
          </table:table-cell>
          <table:table-cell table:formula="of:=[.F$1]+[.B32]" office:value-type="float" office:value="26.75" calcext:value-type="float">
            <text:p>26.75</text:p>
          </table:table-cell>
          <table:table-cell table:number-columns-repeated="3"/>
          <table:table-cell table:formula="of:=[.G31]+0.25" office:value-type="float" office:value="6.75" calcext:value-type="float">
            <text:p>6.75</text:p>
          </table:table-cell>
          <table:table-cell office:value-type="float" office:value="199.602531476059" calcext:value-type="float">
            <text:p>199.6025314761</text:p>
          </table:table-cell>
        </table:table-row>
        <table:table-row table:style-name="ro1">
          <table:table-cell table:formula="of:=([.B$1]+[.B$2])*((([.C33]^2-[.F$1]^2)*([.D$1]^2-[.F$1]^2))/([.C33]^2*([.C33]^2+[.D$1]^2-[.F$1]^2))+LN([.C33]^2/([.C33]^2+[.D$1]^2-[.F$1]^2))+LN([.D$1]^2/[.F$1]^2))" office:value-type="float" office:value="203.10029446807" calcext:value-type="float">
            <text:p>203.1002944681</text:p>
          </table:table-cell>
          <table:table-cell table:formula="of:=[.B32]+0.25" office:value-type="float" office:value="7" calcext:value-type="float">
            <text:p>7</text:p>
          </table:table-cell>
          <table:table-cell table:formula="of:=[.F$1]+[.B33]" office:value-type="float" office:value="27" calcext:value-type="float">
            <text:p>27</text:p>
          </table:table-cell>
          <table:table-cell table:number-columns-repeated="3"/>
          <table:table-cell table:formula="of:=[.G32]+0.25" office:value-type="float" office:value="7" calcext:value-type="float">
            <text:p>7</text:p>
          </table:table-cell>
          <table:table-cell office:value-type="float" office:value="203.10029446807" calcext:value-type="float">
            <text:p>203.1002944681</text:p>
          </table:table-cell>
        </table:table-row>
        <table:table-row table:style-name="ro1">
          <table:table-cell table:formula="of:=([.B$1]+[.B$2])*((([.C34]^2-[.F$1]^2)*([.D$1]^2-[.F$1]^2))/([.C34]^2*([.C34]^2+[.D$1]^2-[.F$1]^2))+LN([.C34]^2/([.C34]^2+[.D$1]^2-[.F$1]^2))+LN([.D$1]^2/[.F$1]^2))" office:value-type="float" office:value="206.447523522658" calcext:value-type="float">
            <text:p>206.4475235227</text:p>
          </table:table-cell>
          <table:table-cell table:formula="of:=[.B33]+0.25" office:value-type="float" office:value="7.25" calcext:value-type="float">
            <text:p>7.25</text:p>
          </table:table-cell>
          <table:table-cell table:formula="of:=[.F$1]+[.B34]" office:value-type="float" office:value="27.25" calcext:value-type="float">
            <text:p>27.25</text:p>
          </table:table-cell>
          <table:table-cell table:number-columns-repeated="3"/>
          <table:table-cell table:formula="of:=[.G33]+0.25" office:value-type="float" office:value="7.25" calcext:value-type="float">
            <text:p>7.25</text:p>
          </table:table-cell>
          <table:table-cell office:value-type="float" office:value="206.447523522658" calcext:value-type="float">
            <text:p>206.4475235227</text:p>
          </table:table-cell>
        </table:table-row>
        <table:table-row table:style-name="ro1">
          <table:table-cell table:formula="of:=([.B$1]+[.B$2])*((([.C35]^2-[.F$1]^2)*([.D$1]^2-[.F$1]^2))/([.C35]^2*([.C35]^2+[.D$1]^2-[.F$1]^2))+LN([.C35]^2/([.C35]^2+[.D$1]^2-[.F$1]^2))+LN([.D$1]^2/[.F$1]^2))" office:value-type="float" office:value="209.651869085947" calcext:value-type="float">
            <text:p>209.6518690859</text:p>
          </table:table-cell>
          <table:table-cell table:formula="of:=[.B34]+0.25" office:value-type="float" office:value="7.5" calcext:value-type="float">
            <text:p>7.5</text:p>
          </table:table-cell>
          <table:table-cell table:formula="of:=[.F$1]+[.B35]" office:value-type="float" office:value="27.5" calcext:value-type="float">
            <text:p>27.5</text:p>
          </table:table-cell>
          <table:table-cell table:number-columns-repeated="3"/>
          <table:table-cell table:formula="of:=[.G34]+0.25" office:value-type="float" office:value="7.5" calcext:value-type="float">
            <text:p>7.5</text:p>
          </table:table-cell>
          <table:table-cell office:value-type="float" office:value="209.651869085947" calcext:value-type="float">
            <text:p>209.6518690859</text:p>
          </table:table-cell>
        </table:table-row>
        <table:table-row table:style-name="ro1">
          <table:table-cell table:formula="of:=([.B$1]+[.B$2])*((([.C36]^2-[.F$1]^2)*([.D$1]^2-[.F$1]^2))/([.C36]^2*([.C36]^2+[.D$1]^2-[.F$1]^2))+LN([.C36]^2/([.C36]^2+[.D$1]^2-[.F$1]^2))+LN([.D$1]^2/[.F$1]^2))" office:value-type="float" office:value="212.720535033861" calcext:value-type="float">
            <text:p>212.7205350339</text:p>
          </table:table-cell>
          <table:table-cell table:formula="of:=[.B35]+0.25" office:value-type="float" office:value="7.75" calcext:value-type="float">
            <text:p>7.75</text:p>
          </table:table-cell>
          <table:table-cell table:formula="of:=[.F$1]+[.B36]" office:value-type="float" office:value="27.75" calcext:value-type="float">
            <text:p>27.75</text:p>
          </table:table-cell>
          <table:table-cell table:number-columns-repeated="3"/>
          <table:table-cell table:formula="of:=[.G35]+0.25" office:value-type="float" office:value="7.75" calcext:value-type="float">
            <text:p>7.75</text:p>
          </table:table-cell>
          <table:table-cell office:value-type="float" office:value="212.720535033861" calcext:value-type="float">
            <text:p>212.7205350339</text:p>
          </table:table-cell>
        </table:table-row>
        <table:table-row table:style-name="ro1">
          <table:table-cell table:formula="of:=([.B$1]+[.B$2])*((([.C37]^2-[.F$1]^2)*([.D$1]^2-[.F$1]^2))/([.C37]^2*([.C37]^2+[.D$1]^2-[.F$1]^2))+LN([.C37]^2/([.C37]^2+[.D$1]^2-[.F$1]^2))+LN([.D$1]^2/[.F$1]^2))" office:value-type="float" office:value="215.660308012369" calcext:value-type="float">
            <text:p>215.6603080124</text:p>
          </table:table-cell>
          <table:table-cell table:formula="of:=[.B36]+0.25" office:value-type="float" office:value="8" calcext:value-type="float">
            <text:p>8</text:p>
          </table:table-cell>
          <table:table-cell table:formula="of:=[.F$1]+[.B37]" office:value-type="float" office:value="28" calcext:value-type="float">
            <text:p>28</text:p>
          </table:table-cell>
          <table:table-cell table:number-columns-repeated="3"/>
          <table:table-cell table:formula="of:=[.G36]+0.25" office:value-type="float" office:value="8" calcext:value-type="float">
            <text:p>8</text:p>
          </table:table-cell>
          <table:table-cell office:value-type="float" office:value="215.660308012369" calcext:value-type="float">
            <text:p>215.6603080124</text:p>
          </table:table-cell>
        </table:table-row>
        <table:table-row table:style-name="ro1">
          <table:table-cell table:formula="of:=([.B$1]+[.B$2])*((([.C38]^2-[.F$1]^2)*([.D$1]^2-[.F$1]^2))/([.C38]^2*([.C38]^2+[.D$1]^2-[.F$1]^2))+LN([.C38]^2/([.C38]^2+[.D$1]^2-[.F$1]^2))+LN([.D$1]^2/[.F$1]^2))" office:value-type="float" office:value="218.477584641012" calcext:value-type="float">
            <text:p>218.477584641</text:p>
          </table:table-cell>
          <table:table-cell table:formula="of:=[.B37]+0.25" office:value-type="float" office:value="8.25" calcext:value-type="float">
            <text:p>8.25</text:p>
          </table:table-cell>
          <table:table-cell table:formula="of:=[.F$1]+[.B38]" office:value-type="float" office:value="28.25" calcext:value-type="float">
            <text:p>28.25</text:p>
          </table:table-cell>
          <table:table-cell table:number-columns-repeated="3"/>
          <table:table-cell table:formula="of:=[.G37]+0.25" office:value-type="float" office:value="8.25" calcext:value-type="float">
            <text:p>8.25</text:p>
          </table:table-cell>
          <table:table-cell office:value-type="float" office:value="218.477584641012" calcext:value-type="float">
            <text:p>218.477584641</text:p>
          </table:table-cell>
        </table:table-row>
        <table:table-row table:style-name="ro1">
          <table:table-cell table:formula="of:=([.B$1]+[.B$2])*((([.C39]^2-[.F$1]^2)*([.D$1]^2-[.F$1]^2))/([.C39]^2*([.C39]^2+[.D$1]^2-[.F$1]^2))+LN([.C39]^2/([.C39]^2+[.D$1]^2-[.F$1]^2))+LN([.D$1]^2/[.F$1]^2))" office:value-type="float" office:value="221.17839675015" calcext:value-type="float">
            <text:p>221.1783967502</text:p>
          </table:table-cell>
          <table:table-cell table:formula="of:=[.B38]+0.25" office:value-type="float" office:value="8.5" calcext:value-type="float">
            <text:p>8.5</text:p>
          </table:table-cell>
          <table:table-cell table:formula="of:=[.F$1]+[.B39]" office:value-type="float" office:value="28.5" calcext:value-type="float">
            <text:p>28.5</text:p>
          </table:table-cell>
          <table:table-cell table:number-columns-repeated="3"/>
          <table:table-cell table:formula="of:=[.G38]+0.25" office:value-type="float" office:value="8.5" calcext:value-type="float">
            <text:p>8.5</text:p>
          </table:table-cell>
          <table:table-cell office:value-type="float" office:value="221.17839675015" calcext:value-type="float">
            <text:p>221.1783967502</text:p>
          </table:table-cell>
        </table:table-row>
        <table:table-row table:style-name="ro1">
          <table:table-cell table:formula="of:=([.B$1]+[.B$2])*((([.C40]^2-[.F$1]^2)*([.D$1]^2-[.F$1]^2))/([.C40]^2*([.C40]^2+[.D$1]^2-[.F$1]^2))+LN([.C40]^2/([.C40]^2+[.D$1]^2-[.F$1]^2))+LN([.D$1]^2/[.F$1]^2))" office:value-type="float" office:value="223.768434807586" calcext:value-type="float">
            <text:p>223.7684348076</text:p>
          </table:table-cell>
          <table:table-cell table:formula="of:=[.B39]+0.25" office:value-type="float" office:value="8.75" calcext:value-type="float">
            <text:p>8.75</text:p>
          </table:table-cell>
          <table:table-cell table:formula="of:=[.F$1]+[.B40]" office:value-type="float" office:value="28.75" calcext:value-type="float">
            <text:p>28.75</text:p>
          </table:table-cell>
          <table:table-cell table:number-columns-repeated="3"/>
          <table:table-cell table:formula="of:=[.G39]+0.25" office:value-type="float" office:value="8.75" calcext:value-type="float">
            <text:p>8.75</text:p>
          </table:table-cell>
          <table:table-cell office:value-type="float" office:value="223.768434807586" calcext:value-type="float">
            <text:p>223.7684348076</text:p>
          </table:table-cell>
        </table:table-row>
        <table:table-row table:style-name="ro1">
          <table:table-cell table:formula="of:=([.B$1]+[.B$2])*((([.C41]^2-[.F$1]^2)*([.D$1]^2-[.F$1]^2))/([.C41]^2*([.C41]^2+[.D$1]^2-[.F$1]^2))+LN([.C41]^2/([.C41]^2+[.D$1]^2-[.F$1]^2))+LN([.D$1]^2/[.F$1]^2))" office:value-type="float" office:value="226.253069676883" calcext:value-type="float">
            <text:p>226.2530696769</text:p>
          </table:table-cell>
          <table:table-cell table:formula="of:=[.B40]+0.25" office:value-type="float" office:value="9" calcext:value-type="float">
            <text:p>9</text:p>
          </table:table-cell>
          <table:table-cell table:formula="of:=[.F$1]+[.B41]" office:value-type="float" office:value="29" calcext:value-type="float">
            <text:p>29</text:p>
          </table:table-cell>
          <table:table-cell table:number-columns-repeated="3"/>
          <table:table-cell table:formula="of:=[.G40]+0.25" office:value-type="float" office:value="9" calcext:value-type="float">
            <text:p>9</text:p>
          </table:table-cell>
          <table:table-cell office:value-type="float" office:value="226.253069676883" calcext:value-type="float">
            <text:p>226.2530696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3:44:27.265913798</meta:creation-date>
    <dc:date>2018-06-22T14:49:57.534141317</dc:date>
    <meta:editing-duration>PT31M20S</meta:editing-duration>
    <meta:editing-cycles>1</meta:editing-cycles>
    <meta:document-statistic meta:table-count="1" meta:cell-count="198" meta:object-count="0"/>
    <meta:generator>LibreOffice/5.1.6.2$Linux_X86_64 LibreOffice_project/10m0$Build-2</meta:generator>
  </office:meta>
</office:document-meta>
</file>